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a0b" officeooo:paragraph-rsid="001cba0b"/>
    </style:style>
    <style:style style:name="P2" style:family="paragraph" style:parent-style-name="Standard">
      <style:text-properties officeooo:rsid="001eaa92" officeooo:paragraph-rsid="001eaa92"/>
    </style:style>
    <style:style style:name="P3" style:family="paragraph" style:parent-style-name="Standard">
      <style:text-properties officeooo:rsid="002128d3" officeooo:paragraph-rsid="002128d3"/>
    </style:style>
    <style:style style:name="P4" style:family="paragraph" style:parent-style-name="Standard">
      <style:paragraph-properties fo:text-align="center" style:justify-single-word="false"/>
      <style:text-properties fo:font-size="20pt" officeooo:rsid="001544aa" officeooo:paragraph-rsid="002128d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2128d3" officeooo:paragraph-rsid="002128d3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2pt" officeooo:rsid="002128d3" officeooo:paragraph-rsid="002128d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28d9c" officeooo:paragraph-rsid="00228d9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28d9c" officeooo:paragraph-rsid="00246b5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61acd" officeooo:paragraph-rsid="00261ac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fc765" officeooo:paragraph-rsid="002fc765" style:font-size-asian="10.5pt" style:font-size-complex="12pt"/>
    </style:style>
    <style:style style:name="P11" style:family="paragraph" style:parent-style-name="Standard">
      <style:text-properties fo:font-size="12pt" officeooo:rsid="003454ef" officeooo:paragraph-rsid="003454ef" style:font-size-asian="10.5pt" style:font-size-complex="12pt"/>
    </style:style>
    <style:style style:name="P12" style:family="paragraph" style:parent-style-name="Standard">
      <style:text-properties fo:font-weight="bold" officeooo:rsid="002128d3" officeooo:paragraph-rsid="002128d3" style:font-weight-asian="bold" style:font-weight-complex="bold"/>
    </style:style>
    <style:style style:name="T1" style:family="text">
      <style:text-properties officeooo:rsid="001fa540"/>
    </style:style>
    <style:style style:name="T2" style:family="text">
      <style:text-properties officeooo:rsid="002128d3"/>
    </style:style>
    <style:style style:name="T3" style:family="text">
      <style:text-properties fo:font-size="12pt" officeooo:rsid="001544aa" style:font-size-asian="10.5pt" style:font-size-complex="12pt"/>
    </style:style>
    <style:style style:name="T4" style:family="text">
      <style:text-properties officeooo:rsid="00228d9c"/>
    </style:style>
    <style:style style:name="T5" style:family="text">
      <style:text-properties officeooo:rsid="00246b5d"/>
    </style:style>
    <style:style style:name="T6" style:family="text">
      <style:text-properties officeooo:rsid="00261acd"/>
    </style:style>
    <style:style style:name="T7" style:family="text">
      <style:text-properties officeooo:rsid="00274cc1"/>
    </style:style>
    <style:style style:name="T8" style:family="text">
      <style:text-properties officeooo:rsid="0028b0f4"/>
    </style:style>
    <style:style style:name="T9" style:family="text">
      <style:text-properties officeooo:rsid="003627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ns <text:s/>App/tools/tool_manager.c</text:p>
      <text:p text:style-name="P11">struct gimptoolmanager</text:p>
      <text:p text:style-name="P11"/>
      <text:p text:style-name="P11"/>
      <text:p text:style-name="P11">Dans tool/tool_enum.c</text:p>
      <text:p text:style-name="P11">func gimp_buttons_press et realease</text:p>
      <text:p text:style-name="P11"/>
      <text:p text:style-name="P11"/>
      <text:p text:style-name="P11">Dans fichier level tools.c<text:tab/><text:tab/></text:p>
      <text:p text:style-name="P11">gimp measure tool.c <text:tab/><text:tab/>//gérer la taille du bouton quand on agrandi la boite</text:p>
      <text:p text:style-name="P11">gimp transform tools<text:tab/><text:tab/>//</text:p>
      <text:p text:style-name="P11"/>
      <text:p text:style-name="P11">Dans fichier gimptocontrol.c <text:tab/><text:tab/>// bouton actif appuyer dessus c’est la situation du bouton</text:p>
      <text:p text:style-name="P11">_pause</text:p>
      <text:p text:style-name="P11">_resume</text:p>
      <text:p text:style-name="P11">_push_preserve</text:p>
      <text:p text:style-name="P11"/>
      <text:p text:style-name="P11"/>
      <text:p text:style-name="P11">//fct en italique pour les fct pas trouvé !!!!!</text:p>
      <text:p text:style-name="P11"/>
      <text:p text:style-name="P11"/>
      <text:p text:style-name="P11"/>
      <text:p text:style-name="P11">Groupe 1 : Bouissonnié, Barrett, Plavsic, Laroque</text:p>
      <text:p text:style-name="P11"/>
      <text:p text:style-name="P11">Description des fichiers de travail</text:p>
      <text:p text:style-name="P11"/>
      <text:p text:style-name="P11"/>
      <text:p text:style-name="P11">Notre groupe a pour tâche de créer une nouvelle fonctionnalité pour le logiciel d’édition d’image GIMP.</text:p>
      <text:p text:style-name="P11">L’interface graphique de GIMP est très complète cependant il est possible d’ajouter un nouveau bouton à la boîte à outils déjà existante, il aurait pour but d’effectuer un « retour en arrière » sur l’outil précédemment utilisé. Cela permettrai à l’utilisateur s’il en a besoin de modifier, retoucher un détail qu’il aurait omit sans pour autant repasser dans les menu de sélection d’outils.</text:p>
      <text:p text:style-name="P11">Ce bouton serait idéalement placé à la suite des autres boutons agissant sur les fonctionnalités de brosse.</text:p>
      <text:p text:style-name="P11"/>
      <text:p text:style-name="P11">Pour effectuer les modification nécessaire à la création de ce nouvel outil, nous avons dans un premier temps du localiser les fichiers agissant sur les outils du logiciel. C’est fichier se situe dans le répertoire app/tools et la liste suivante regroupera les fichier ainsi que les fonction que nous jugeons utile dans le but de créer ce nouvel outil.</text:p>
      <text:p text:style-name="P11"/>
      <text:p text:style-name="P11"/>
      <text:p text:style-name="P11">TOOLS</text:p>
      <text:p text:style-name="P11">gimpairbrushtool.c <text:s text:c="2"/><text:span text:style-name="T9">EX : on a besoin de ce fichiers</text:span></text:p>
      <text:p text:style-name="P11"><text:tab/><text:span text:style-name="T9">EX : fonction Dont on a besoin avec entre parenthèse ce qu’on pense qu’elle fait !!!!!!</text:span></text:p>
      <text:p text:style-name="P11">gimpalignoptions.c</text:p>
      <text:p text:style-name="P11">gimpaligntool.c</text:p>
      <text:p text:style-name="P11">gimpblendoptions.c</text:p>
      <text:p text:style-name="P11">gimpblendtool.c</text:p>
      <text:p text:style-name="P11">gimpbrightnesscontrasttool.c</text:p>
      <text:p text:style-name="P11">gimpbrushtool.c</text:p>
      <text:p text:style-name="P11">gimpbucketfilloptions.c</text:p>
      <text:p text:style-name="P11"><text:soft-page-break/>gimpbucketfilltool.c</text:p>
      <text:p text:style-name="P11">gimpbycolorselecttool.c</text:p>
      <text:p text:style-name="P11">gimpcageoptions.c</text:p>
      <text:p text:style-name="P11">gimpcagetool.c</text:p>
      <text:p text:style-name="P11">gimpclonetool.c</text:p>
      <text:p text:style-name="P11">gimpcolorbalancetool.c</text:p>
      <text:p text:style-name="P11">gimpcolorizetool.c</text:p>
      <text:p text:style-name="P11">gimpcoloroptions.c</text:p>
      <text:p text:style-name="P11">gimpcolorpickeroptions.c</text:p>
      <text:p text:style-name="P11">gimpcolorpickertool.c</text:p>
      <text:p text:style-name="P11">gimpcolortool.c</text:p>
      <text:p text:style-name="P11">gimpconvolvetool.c</text:p>
      <text:p text:style-name="P11">gimpcropoptions.c</text:p>
      <text:p text:style-name="P11">gimpcroptool.c</text:p>
      <text:p text:style-name="P11">gimpcurvestool.c</text:p>
      <text:p text:style-name="P11">gimpdesaturatetool.c</text:p>
      <text:p text:style-name="P11">gimpdodgeburntool.c</text:p>
      <text:p text:style-name="P11">gimpdrawtool.c</text:p>
      <text:p text:style-name="P11">gimpeditselectiontool.c</text:p>
      <text:p text:style-name="P11">gimpellipseselecttool.c</text:p>
      <text:p text:style-name="P11">gimperasertool.c</text:p>
      <text:p text:style-name="P11">gimpflipoptions.c</text:p>
      <text:p text:style-name="P11">gimpfliptool.c</text:p>
      <text:p text:style-name="P11">gimpforegroundselectoptions.c</text:p>
      <text:p text:style-name="P11">gimpforegroundselecttool.c</text:p>
      <text:p text:style-name="P11">gimpforegroundselecttoolundo.c</text:p>
      <text:p text:style-name="P11">gimpfreeselecttool.c</text:p>
      <text:p text:style-name="P11">gimpfuzzyselecttool.c</text:p>
      <text:p text:style-name="P11">gimpgegltool.c</text:p>
      <text:p text:style-name="P11">gimphealtool.c</text:p>
      <text:p text:style-name="P11">gimphistogramoptions.c</text:p>
      <text:p text:style-name="P11">gimphuesaturationtool.c</text:p>
      <text:p text:style-name="P11">gimpimagemapoptions.c</text:p>
      <text:p text:style-name="P11">gimpimagemaptool.c</text:p>
      <text:p text:style-name="P11">gimpimagemaptool-settings.c</text:p>
      <text:p text:style-name="P11">gimpinkoptions-gui.c</text:p>
      <text:p text:style-name="P11">gimpinktool.c</text:p>
      <text:p text:style-name="P11">gimpiscissorsoptions.c</text:p>
      <text:p text:style-name="P11">gimpiscissorstool.c</text:p>
      <text:p text:style-name="P11">gimplevelstool.c</text:p>
      <text:p text:style-name="P11">gimpmagnifyoptions.c</text:p>
      <text:p text:style-name="P11">gimpmagnifytool.c</text:p>
      <text:p text:style-name="P11">gimpmeasureoptions.c</text:p>
      <text:p text:style-name="P11">gimpmeasuretool.c</text:p>
      <text:p text:style-name="P11">gimpmoveoptions.c</text:p>
      <text:p text:style-name="P11">gimpmovetool.c</text:p>
      <text:p text:style-name="P11">gimppaintbrushtool.c</text:p>
      <text:p text:style-name="P11">gimppaintoptions-gui.c</text:p>
      <text:p text:style-name="P11">gimppainttool.c</text:p>
      <text:p text:style-name="P11">gimppenciltool.c</text:p>
      <text:p text:style-name="P11">gimpperspectiveclonetool.c</text:p>
      <text:p text:style-name="P11">gimpperspectivetool.c</text:p>
      <text:p text:style-name="P11"><text:soft-page-break/>gimpposterizetool.c</text:p>
      <text:p text:style-name="P11">gimprectangleoptions.c</text:p>
      <text:p text:style-name="P11">gimprectangleselectoptions.c</text:p>
      <text:p text:style-name="P11">gimprectangleselecttool.c</text:p>
      <text:p text:style-name="P11">gimprectangletool.c</text:p>
      <text:p text:style-name="P11">gimpregionselectoptions.c</text:p>
      <text:p text:style-name="P11">gimpregionselecttool.c</text:p>
      <text:p text:style-name="P11">gimprotatetool.c</text:p>
      <text:p text:style-name="P11">gimpscaletool.c</text:p>
      <text:p text:style-name="P11">gimpselectionoptions.c</text:p>
      <text:p text:style-name="P11">gimpselectiontool.c</text:p>
      <text:p text:style-name="P11">gimpsheartool.c</text:p>
      <text:p text:style-name="P11">gimpsmudgetool.c</text:p>
      <text:p text:style-name="P11">gimpsourcetool.c</text:p>
      <text:p text:style-name="P11">gimptextoptions.c</text:p>
      <text:p text:style-name="P11">gimptexttool.c</text:p>
      <text:p text:style-name="P11">gimptexttool-editor.c</text:p>
      <text:p text:style-name="P11">gimpthresholdtool.c</text:p>
      <text:p text:style-name="P11">gimptool.c</text:p>
      <text:p text:style-name="P11">gimptoolcontrol.c</text:p>
      <text:p text:style-name="P11">gimptooloptions-gui.c</text:p>
      <text:p text:style-name="P11">gimptool-progress.c</text:p>
      <text:p text:style-name="P11">gimp-tools.c</text:p>
      <text:p text:style-name="P11">gimptransformoptions.c</text:p>
      <text:p text:style-name="P11">gimptransformtool.c</text:p>
      <text:p text:style-name="P11">gimptransformtoolundo.c</text:p>
      <text:p text:style-name="P11">gimpvectoroptions.c</text:p>
      <text:p text:style-name="P11">gimpvectortool.c</text:p>
      <text:p text:style-name="P11">Makefile.am</text:p>
      <text:p text:style-name="P11">Makefile.in</text:p>
      <text:p text:style-name="P11">tool_manager.c</text:p>
      <text:p text:style-name="P11">tools-enums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9:40:22.700568713</meta:creation-date>
    <dc:date>2017-12-05T12:02:22.271495006</dc:date>
    <meta:editing-duration>PT1H10M26S</meta:editing-duration>
    <meta:editing-cycles>12</meta:editing-cycles>
    <meta:generator>LibreOffice/5.1.6.2$Linux_x86 LibreOffice_project/10m0$Build-2</meta:generator>
    <meta:document-statistic meta:table-count="0" meta:image-count="0" meta:object-count="0" meta:page-count="3" meta:paragraph-count="112" meta:word-count="340" meta:character-count="3287" meta:non-whitespace-character-count="3048"/>
  </office:meta>
</office:document-meta>
</file>